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145.25pt"/>
    </style:style>
    <style:style style:name="co5" style:family="table-column">
      <style:table-column-properties fo:break-before="auto" style:column-width="78.55pt"/>
    </style:style>
    <style:style style:name="co6" style:family="table-column">
      <style:table-column-properties fo:break-before="auto" style:column-width="193.66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4" style:family="table-cell" style:parent-style-name="Default">
      <style:text-properties style:font-name="Ubuntu Mono"/>
    </style:style>
    <style:style style:name="ce8" style:family="table-cell" style:parent-style-name="Default">
      <style:table-cell-properties fo:background-color="#f0ffff" fo:border="0.06pt solid #000000"/>
      <style:text-properties style:font-name="Ubuntu Mono"/>
    </style:style>
    <style:style style:name="ce3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Ubuntu Mon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Ubuntu Mono"/>
    </style:style>
    <style:style style:name="ce12" style:family="table-cell" style:parent-style-name="Default">
      <style:table-cell-properties fo:border-bottom="0.06pt solid #000000" fo:background-color="#ffffe0" fo:border-left="none" fo:border-right="0.06pt solid #000000" fo:border-top="0.06pt solid #000000"/>
      <style:text-properties style:font-name="Ubuntu Mono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font-name="Ubuntu Mono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font-name="Ubuntu Mono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23" style:family="table-cell" style:parent-style-name="Default">
      <style:table-cell-properties fo:background-color="#eee8aa" style:text-align-source="fix" style:repeat-content="false" fo:border="0.06pt solid #000000"/>
      <style:paragraph-properties fo:text-align="center" fo:margin-left="0pt"/>
      <style:text-properties style:use-window-font-color="true" style:font-name="Ubuntu Mono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Ubuntu Mono" fo:font-weight="bold" style:font-weight-asian="bold" style:font-weight-complex="bold"/>
    </style:style>
    <style:style style:name="ce27" style:family="table-cell" style:parent-style-name="Default">
      <style:table-cell-properties fo:background-color="#ffdab9" fo:border="0.06pt solid #000000"/>
      <style:text-properties style:font-name="Ubuntu Mono"/>
    </style:style>
    <style:style style:name="ce31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Ubuntu Mono"/>
    </style:style>
    <style:style style:name="ce32" style:family="table-cell" style:parent-style-name="Default">
      <style:table-cell-properties fo:background-color="#fa8072" fo:border="0.06pt solid #000000"/>
      <style:text-properties style:font-name="Ubuntu Mono"/>
    </style:style>
    <style:style style:name="ce35" style:family="table-cell" style:parent-style-name="Default">
      <style:table-cell-properties fo:background-color="#aea79f" fo:border="0.06pt solid #000000"/>
      <style:text-properties style:font-name="Ubuntu Mono"/>
    </style:style>
    <style:style style:name="ce36" style:family="table-cell" style:parent-style-name="Default">
      <style:table-cell-properties fo:background-color="#000000"/>
      <style:text-properties style:font-name="Ubuntu Mono"/>
    </style:style>
    <style:style style:name="ce37" style:family="table-cell" style:parent-style-name="Default" style:data-style-name="N43">
      <style:table-cell-properties fo:border-bottom="none" fo:background-color="#000000" fo:border-left="none" fo:border-right="0.06pt solid #000000" fo:border-top="none"/>
      <style:text-properties style:font-name="Ubuntu Mono"/>
    </style:style>
    <style:style style:name="ce39" style:family="table-cell" style:parent-style-name="Default" style:data-style-name="N43">
      <style:table-cell-properties fo:border-bottom="none" fo:background-color="#e6e4e2" fo:border-left="none" fo:border-right="0.06pt solid #000000" fo:border-top="none"/>
      <style:text-properties style:font-name="Ubuntu Mono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Ubuntu Mono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Ubuntu Mono"/>
    </style:style>
    <style:style style:name="ce44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Ubuntu Mono"/>
    </style:style>
    <style:style style:name="ce46" style:family="table-cell" style:parent-style-name="Default">
      <style:table-cell-properties fo:border-bottom="0.99pt solid #000000" fo:background-color="#e3d4dc" fo:border-left="0.06pt solid #000000" fo:border-right="0.06pt solid #000000" fo:border-top="none"/>
      <style:text-properties style:font-name="Ubuntu Mono"/>
    </style:style>
    <style:style style:name="ce47" style:family="table-cell" style:parent-style-name="Default">
      <style:table-cell-properties fo:border-bottom="none" fo:border-left="none" fo:border-right="none" fo:border-top="0.06pt solid #000000"/>
      <style:text-properties style:font-name="Ubuntu Mono"/>
    </style:style>
    <style:style style:name="ce48" style:family="table-cell" style:parent-style-name="Default">
      <style:table-cell-properties fo:border-bottom="0.06pt solid #000000" fo:background-color="#c8a9ba" fo:border-left="none" fo:border-right="none" fo:border-top="none"/>
      <style:text-properties style:font-name="Ubuntu Mono"/>
    </style:style>
    <style:style style:name="ce49" style:family="table-cell" style:parent-style-name="Default" style:data-style-name="N122">
      <style:table-cell-properties fo:background-color="#000000"/>
      <style:text-properties style:font-name="Ubuntu Mono"/>
    </style:style>
    <style:style style:name="ce50" style:family="table-cell" style:parent-style-name="Default" style:data-style-name="N122">
      <style:text-properties style:font-name="Ubuntu Mono"/>
    </style:style>
    <style:style style:name="ce51" style:family="table-cell" style:parent-style-name="Default" style:data-style-name="N122">
      <style:table-cell-properties fo:background-color="#e6e4e2"/>
      <style:text-properties style:font-name="Ubuntu Mono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  <style:text-properties style:font-name="Ubuntu Mono"/>
    </style:style>
    <style:style style:name="ce53" style:family="table-cell" style:parent-style-name="Default">
      <style:table-cell-properties fo:border-bottom="0.06pt solid #000000" fo:background-color="#c8a9ba" fo:border-left="none" fo:border-right="0.06pt solid #000000" fo:border-top="none"/>
      <style:text-properties style:font-name="Ubuntu Mono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visibility="collapse" table:default-cell-style-name="ce4"/>
        <table:table-column table:style-name="co3" table:default-cell-style-name="ce21"/>
        <table:table-column table:style-name="co4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7" table:default-cell-style-name="ce4"/>
        <table:table-column table:style-name="co2" table:visibility="collapse" table:default-cell-style-name="ce4"/>
        <table:table-column table:style-name="co8" table:default-cell-style-name="ce10"/>
        <table:table-column table:style-name="co2" table:number-columns-repeated="4" table:default-cell-style-name="ce10"/>
        <table:table-column table:style-name="co2" table:number-columns-repeated="7" table:default-cell-style-name="ce4"/>
        <table:table-column table:style-name="co8" table:default-cell-style-name="ce10"/>
        <table:table-column table:style-name="co2" table:number-columns-repeated="4" table:default-cell-style-name="ce10"/>
        <table:table-column table:style-name="co2" table:number-columns-repeated="7" table:default-cell-style-name="ce4"/>
        <table:table-column table:style-name="co2" table:number-columns-repeated="5" table:default-cell-style-name="ce10"/>
        <table:table-column table:style-name="co2" table:number-columns-repeated="987" table:default-cell-style-name="ce4"/>
        <table:table-row table:style-name="ro1">
          <table:table-cell table:number-columns-repeated="8"/>
          <table:table-cell table:style-name="ce34"/>
          <table:table-cell table:style-name="ce44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34"/>
          <table:covered-table-cell table:number-columns-repeated="6" table:style-name="ce47"/>
          <table:covered-table-cell table:style-name="ce52"/>
          <table:table-cell table:style-name="ce4"/>
          <table:table-cell table:style-name="ce4" table:number-columns-spanned="11" table:number-rows-spanned="1"/>
          <table:covered-table-cell table:number-columns-repeated="3" table:style-name="ce4"/>
          <table:covered-table-cell table:number-columns-repeated="7"/>
          <table:table-cell table:style-name="ce4"/>
          <table:table-cell table:style-name="ce4" table:number-columns-spanned="6" table:number-rows-spanned="1"/>
          <table:covered-table-cell table:number-columns-repeated="3" table:style-name="ce4"/>
          <table:covered-table-cell table:number-columns-repeated="2"/>
          <table:table-cell table:number-columns-repeated="985"/>
        </table:table-row>
        <table:table-row table:style-name="ro1">
          <table:table-cell table:style-name="ce8" office:value-type="string" calcext:value-type="string">
            <text:p>Experiment</text:p>
          </table:table-cell>
          <table:table-cell table:style-name="ce12" office:value-type="string" calcext:value-type="string">
            <text:p>Mask</text:p>
          </table:table-cell>
          <table:table-cell table:style-name="ce23" office:value-type="string" calcext:value-type="string">
            <text:p>Epochs</text:p>
          </table:table-cell>
          <table:table-cell table:style-name="ce27" office:value-type="string" calcext:value-type="string">
            <text:p>Data Aug.</text:p>
          </table:table-cell>
          <table:table-cell table:style-name="ce32" office:value-type="string" calcext:value-type="string">
            <text:p>Posprocesado</text:p>
          </table:table-cell>
          <table:table-cell table:style-name="ce35" office:value-type="string" calcext:value-type="string">
            <text:p>train</text:p>
          </table:table-cell>
          <table:table-cell table:style-name="ce35" office:value-type="string" calcext:value-type="string">
            <text:p>val</text:p>
          </table:table-cell>
          <table:table-cell table:style-name="ce35" office:value-type="string" calcext:value-type="string">
            <text:p>test</text:p>
          </table:table-cell>
          <table:table-cell/>
          <table:table-cell table:style-name="ce46" office:value-type="string" calcext:value-type="string">
            <text:p>TP</text:p>
          </table:table-cell>
          <table:table-cell table:style-name="ce46" office:value-type="string" calcext:value-type="string">
            <text:p>FP</text:p>
          </table:table-cell>
          <table:table-cell table:style-name="ce46" office:value-type="string" calcext:value-type="string">
            <text:p>TN</text:p>
          </table:table-cell>
          <table:table-cell table:style-name="ce46" office:value-type="string" calcext:value-type="string">
            <text:p>FN</text:p>
          </table:table-cell>
          <table:table-cell table:style-name="ce48" office:value-type="string" calcext:value-type="string">
            <text:p>Acc</text:p>
          </table:table-cell>
          <table:table-cell table:style-name="ce48" office:value-type="string" calcext:value-type="string">
            <text:p>Prec</text:p>
          </table:table-cell>
          <table:table-cell table:style-name="ce48" office:value-type="string" calcext:value-type="string">
            <text:p>Rec-Sens</text:p>
          </table:table-cell>
          <table:table-cell table:style-name="ce48" office:value-type="string" calcext:value-type="string">
            <text:p>Spec</text:p>
          </table:table-cell>
          <table:table-cell table:style-name="ce48" office:value-type="string" calcext:value-type="string">
            <text:p>F1</text:p>
          </table:table-cell>
          <table:table-cell table:style-name="ce48" office:value-type="string" calcext:value-type="string">
            <text:p>F2</text:p>
          </table:table-cell>
          <table:table-cell table:style-name="ce53" office:value-type="string" calcext:value-type="string">
            <text:p>Mean RT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2">
          <table:table-cell table:style-name="ce3" office:value-type="string" calcext:value-type="string">
            <text:p>Data augmentation:</text:p>
          </table:table-cell>
          <table:table-cell table:style-name="ce13"/>
          <table:table-cell table:style-name="ce24"/>
          <table:table-cell table:style-name="ce31"/>
          <table:table-cell table:style-name="ce13"/>
          <table:table-cell table:style-name="ce36" table:number-columns-repeated="2"/>
          <table:table-cell table:style-name="ce37"/>
          <table:table-cell table:style-name="ce31" table:number-columns-repeated="5"/>
          <table:table-cell table:style-name="ce49" table:number-columns-repeated="7"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vanilla2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0" office:value-type="string" calcext:value-type="string">
            <text:p>VANILLA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50" table:formula="of:=([.J4]+[.L4])/([.J4]+[.K4]+[.L4]+[.M4])" office:value-type="float" office:value="0.758447659211018" calcext:value-type="float">
            <text:p>0.7584</text:p>
          </table:table-cell>
          <table:table-cell table:style-name="ce50" table:formula="of:=[.J4]/([.J4]+[.K4])" office:value-type="float" office:value="0.767810902330522" calcext:value-type="float">
            <text:p>0.7678</text:p>
          </table:table-cell>
          <table:table-cell table:style-name="ce50" table:formula="of:=[.J4]/([.J4]+[.M4])" office:value-type="float" office:value="0.918360864040661" calcext:value-type="float">
            <text:p>0.9184</text:p>
          </table:table-cell>
          <table:table-cell table:style-name="ce50" table:formula="of:=[.L4]/([.L4]+[.K4])" office:value-type="float" office:value="0.430548770558541" calcext:value-type="float">
            <text:p>0.4305</text:p>
          </table:table-cell>
          <table:table-cell table:style-name="ce50" table:formula="of:=(2*[.J4])/((2*[.J4])+[.K4]+[.M4])" office:value-type="float" office:value="0.836364951361516" calcext:value-type="float">
            <text:p>0.8364</text:p>
          </table:table-cell>
          <table:table-cell table:style-name="ce50" table:formula="of:=(5*[.J4])/((5*[.J4])+(4*[.M4])+[.K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0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50" table:formula="of:=([.J5]+[.L5])/([.J5]+[.K5]+[.L5]+[.M5])" office:value-type="float" office:value="0.758928094805957" calcext:value-type="float">
            <text:p>0.7589</text:p>
          </table:table-cell>
          <table:table-cell table:style-name="ce50" table:formula="of:=[.J5]/([.J5]+[.K5])" office:value-type="float" office:value="0.808291342189647" calcext:value-type="float">
            <text:p>0.8083</text:p>
          </table:table-cell>
          <table:table-cell table:style-name="ce50" table:formula="of:=[.J5]/([.J5]+[.M5])" office:value-type="float" office:value="0.840771918678526" calcext:value-type="float">
            <text:p>0.8408</text:p>
          </table:table-cell>
          <table:table-cell table:style-name="ce50" table:formula="of:=[.L5]/([.L5]+[.K5])" office:value-type="float" office:value="0.591108939912066" calcext:value-type="float">
            <text:p>0.5911</text:p>
          </table:table-cell>
          <table:table-cell table:style-name="ce50" table:formula="of:=(2*[.J5])/((2*[.J5])+[.K5]+[.M5])" office:value-type="float" office:value="0.824211755546905" calcext:value-type="float">
            <text:p>0.8242</text:p>
          </table:table-cell>
          <table:table-cell table:style-name="ce50" table:formula="of:=(5*[.J5])/((5*[.J5])+(4*[.M5])+[.K5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3</text:p>
          </table:table-cell>
          <table:table-cell table:style-name="ce18"/>
          <table:table-cell table:style-name="ce25" office:value-type="float" office:value="30" calcext:value-type="float">
            <text:p>3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50" table:formula="of:=([.J6]+[.L6])/([.J6]+[.K6]+[.L6]+[.M6])" office:value-type="float" office:value="0.72487054929803" calcext:value-type="float">
            <text:p>0.7249</text:p>
          </table:table-cell>
          <table:table-cell table:style-name="ce50" table:formula="of:=[.J6]/([.J6]+[.K6])" office:value-type="float" office:value="0.848939763557891" calcext:value-type="float">
            <text:p>0.8489</text:p>
          </table:table-cell>
          <table:table-cell table:style-name="ce50" table:formula="of:=[.J6]/([.J6]+[.M6])" office:value-type="float" office:value="0.718551461245235" calcext:value-type="float">
            <text:p>0.7186</text:p>
          </table:table-cell>
          <table:table-cell table:style-name="ce50" table:formula="of:=[.L6]/([.L6]+[.K6])" office:value-type="float" office:value="0.737827715355805" calcext:value-type="float">
            <text:p>0.7378</text:p>
          </table:table-cell>
          <table:table-cell table:style-name="ce50" table:formula="of:=(2*[.J6])/((2*[.J6])+[.K6]+[.M6])" office:value-type="float" office:value="0.778322580645161" calcext:value-type="float">
            <text:p>0.7783</text:p>
          </table:table-cell>
          <table:table-cell table:style-name="ce50" table:formula="of:=(5*[.J6])/((5*[.J6])+(4*[.M6])+[.K6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2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0" office:value-type="string" calcext:value-type="string">
            <text:p>FLIPS, SCALES (+10%,-10%)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50" table:formula="of:=([.J7]+[.L7])/([.J7]+[.K7]+[.L7]+[.M7])" office:value-type="float" office:value="0.720066193348636" calcext:value-type="float">
            <text:p>0.7201</text:p>
          </table:table-cell>
          <table:table-cell table:style-name="ce50" table:formula="of:=[.J7]/([.J7]+[.K7])" office:value-type="float" office:value="0.817161602209945" calcext:value-type="float">
            <text:p>0.8172</text:p>
          </table:table-cell>
          <table:table-cell table:style-name="ce50" table:formula="of:=[.J7]/([.J7]+[.M7])" office:value-type="float" office:value="0.751747141041931" calcext:value-type="float">
            <text:p>0.7517</text:p>
          </table:table-cell>
          <table:table-cell table:style-name="ce50" table:formula="of:=[.L7]/([.L7]+[.K7])" office:value-type="float" office:value="0.655105031753786" calcext:value-type="float">
            <text:p>0.6551</text:p>
          </table:table-cell>
          <table:table-cell table:style-name="ce50" table:formula="of:=(2*[.J7])/((2*[.J7])+[.K7]+[.M7])" office:value-type="float" office:value="0.783090668431502" calcext:value-type="float">
            <text:p>0.7831</text:p>
          </table:table-cell>
          <table:table-cell table:style-name="ce50" table:formula="of:=(5*[.J7])/((5*[.J7])+(4*[.M7])+[.K7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1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0" office:value-type="string" calcext:value-type="string">
            <text:p>FLIPS +SCALES (+50%)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50" table:formula="of:=([.J8]+[.L8])/([.J8]+[.K8]+[.L8]+[.M8])" office:value-type="float" office:value="0.731916938023808" calcext:value-type="float">
            <text:p>0.7319</text:p>
          </table:table-cell>
          <table:table-cell table:style-name="ce50" table:formula="of:=[.J8]/([.J8]+[.K8])" office:value-type="float" office:value="0.751495016611296" calcext:value-type="float">
            <text:p>0.7515</text:p>
          </table:table-cell>
          <table:table-cell table:style-name="ce50" table:formula="of:=[.J8]/([.J8]+[.M8])" office:value-type="float" office:value="0.898189326556544" calcext:value-type="float">
            <text:p>0.8982</text:p>
          </table:table-cell>
          <table:table-cell table:style-name="ce50" table:formula="of:=[.L8]/([.L8]+[.K8])" office:value-type="float" office:value="0.390978667969386" calcext:value-type="float">
            <text:p>0.3910</text:p>
          </table:table-cell>
          <table:table-cell table:style-name="ce50" table:formula="of:=(2*[.J8])/((2*[.J8])+[.K8]+[.M8])" office:value-type="float" office:value="0.818319947905361" calcext:value-type="float">
            <text:p>0.8183</text:p>
          </table:table-cell>
          <table:table-cell table:style-name="ce50" table:formula="of:=(5*[.J8])/((5*[.J8])+(4*[.M8])+[.K8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33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10" office:value-type="string" calcext:value-type="string">
            <text:p>FLIPS, colorspace_hsv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8853" calcext:value-type="float">
            <text:p>8853</text:p>
          </table:table-cell>
          <table:table-cell table:style-name="ce4" office:value-type="float" office:value="1652" calcext:value-type="float">
            <text:p>1652</text:p>
          </table:table-cell>
          <table:table-cell table:style-name="ce4" office:value-type="float" office:value="4489" calcext:value-type="float">
            <text:p>4489</text:p>
          </table:table-cell>
          <table:table-cell table:style-name="ce4" office:value-type="float" office:value="3739" calcext:value-type="float">
            <text:p>3739</text:p>
          </table:table-cell>
          <table:table-cell table:style-name="ce50" table:formula="of:=([.J9]+[.L9])/([.J9]+[.K9]+[.L9]+[.M9])" office:value-type="float" office:value="0.712219078631292" calcext:value-type="float">
            <text:p>0.7122</text:p>
          </table:table-cell>
          <table:table-cell table:style-name="ce50" table:formula="of:=[.J9]/([.J9]+[.K9])" office:value-type="float" office:value="0.842741551642075" calcext:value-type="float">
            <text:p>0.8427</text:p>
          </table:table-cell>
          <table:table-cell table:style-name="ce50" table:formula="of:=[.J9]/([.J9]+[.M9])" office:value-type="float" office:value="0.703065438373571" calcext:value-type="float">
            <text:p>0.7031</text:p>
          </table:table-cell>
          <table:table-cell table:style-name="ce50" table:formula="of:=[.L9]/([.L9]+[.K9])" office:value-type="float" office:value="0.730988438365087" calcext:value-type="float">
            <text:p>0.7310</text:p>
          </table:table-cell>
          <table:table-cell table:style-name="ce50" table:formula="of:=(2*[.J9])/((2*[.J9])+[.K9]+[.M9])" office:value-type="float" office:value="0.76659306403429" calcext:value-type="float">
            <text:p>0.7666</text:p>
          </table:table-cell>
          <table:table-cell table:style-name="ce50" table:formula="of:=(5*[.J9])/((5*[.J9])+(4*[.M9])+[.K9])" office:value-type="float" office:value="0.727169681139421" calcext:value-type="float">
            <text:p>0.7272</text:p>
          </table:table-cell>
          <table:table-cell office:value-type="float" office:value="0.555555552469136" calcext:value-type="float">
            <text:p>0.555555552469136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2">
          <table:table-cell table:style-name="ce3" office:value-type="string" calcext:value-type="string">
            <text:p>Different databases:</text:p>
          </table:table-cell>
          <table:table-cell table:style-name="ce13"/>
          <table:table-cell table:style-name="ce24"/>
          <table:table-cell table:style-name="ce31"/>
          <table:table-cell table:style-name="ce13"/>
          <table:table-cell table:style-name="ce36" table:number-columns-repeated="2"/>
          <table:table-cell table:style-name="ce37"/>
          <table:table-cell table:style-name="ce31" table:number-columns-repeated="5"/>
          <table:table-cell table:style-name="ce49" table:number-columns-repeated="7"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5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18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50" table:formula="of:=([.J11]+[.L11])/([.J11]+[.K11]+[.L11]+[.M11])" office:value-type="float" office:value="0.761490417978968" calcext:value-type="float">
            <text:p>0.7615</text:p>
          </table:table-cell>
          <table:table-cell table:style-name="ce50" table:formula="of:=[.J11]/([.J11]+[.K11])" office:value-type="float" office:value="0.778181071086153" calcext:value-type="float">
            <text:p>0.7782</text:p>
          </table:table-cell>
          <table:table-cell table:style-name="ce50" table:formula="of:=[.J11]/([.J11]+[.M11])" office:value-type="float" office:value="0.90239834815756" calcext:value-type="float">
            <text:p>0.9024</text:p>
          </table:table-cell>
          <table:table-cell table:style-name="ce50" table:formula="of:=[.L11]/([.L11]+[.K11])" office:value-type="float" office:value="0.472561472072952" calcext:value-type="float">
            <text:p>0.4726</text:p>
          </table:table-cell>
          <table:table-cell table:style-name="ce50" table:formula="of:=(2*[.J11])/((2*[.J11])+[.K11]+[.M11])" office:value-type="float" office:value="0.835699051261308" calcext:value-type="float">
            <text:p>0.8357</text:p>
          </table:table-cell>
          <table:table-cell table:style-name="ce50" table:formula="of:=(5*[.J11])/((5*[.J11])+(4*[.M11])+[.K11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31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, cvc-612, cvc-300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9488" calcext:value-type="float">
            <text:p>9488</text:p>
          </table:table-cell>
          <table:table-cell table:style-name="ce4" office:value-type="float" office:value="2580" calcext:value-type="float">
            <text:p>2580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3104" calcext:value-type="float">
            <text:p>3104</text:p>
          </table:table-cell>
          <table:table-cell table:style-name="ce50" table:formula="of:=([.J12]+[.L12])/([.J12]+[.K12]+[.L12]+[.M12])" office:value-type="float" office:value="0.696578230929376" calcext:value-type="float">
            <text:p>0.6966</text:p>
          </table:table-cell>
          <table:table-cell table:style-name="ce50" table:formula="of:=[.J12]/([.J12]+[.K12])" office:value-type="float" office:value="0.786211468346039" calcext:value-type="float">
            <text:p>0.7862</text:p>
          </table:table-cell>
          <table:table-cell table:style-name="ce50" table:formula="of:=[.J12]/([.J12]+[.M12])" office:value-type="float" office:value="0.753494282083863" calcext:value-type="float">
            <text:p>0.7535</text:p>
          </table:table-cell>
          <table:table-cell table:style-name="ce50" table:formula="of:=[.L12]/([.L12]+[.K12])" office:value-type="float" office:value="0.579872984855887" calcext:value-type="float">
            <text:p>0.5799</text:p>
          </table:table-cell>
          <table:table-cell table:style-name="ce50" table:formula="of:=(2*[.J12])/((2*[.J12])+[.K12]+[.M12])" office:value-type="float" office:value="0.769505271695053" calcext:value-type="float">
            <text:p>0.7695</text:p>
          </table:table-cell>
          <table:table-cell table:style-name="ce50" table:formula="of:=(5*[.J12])/((5*[.J12])+(4*[.M12])+[.K12])" office:value-type="float" office:value="0.759818053686975" calcext:value-type="float">
            <text:p>0.7598</text:p>
          </table:table-cell>
          <table:table-cell office:value-type="float" office:value="1.49999999166667" calcext:value-type="float">
            <text:p>1.49999999166667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31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, cvc-612, cvc-300</text:p>
          </table:table-cell>
          <table:table-cell office:value-type="string" calcext:value-type="string">
            <text:p>16-18</text:p>
          </table:table-cell>
          <table:table-cell table:style-name="ce39"/>
          <table:table-cell office:value-type="float" office:value="0.2" calcext:value-type="float">
            <text:p>0.2</text:p>
          </table:table-cell>
          <table:table-cell table:style-name="ce4" office:value-type="float" office:value="8864" calcext:value-type="float">
            <text:p>8864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4457" calcext:value-type="float">
            <text:p>4457</text:p>
          </table:table-cell>
          <table:table-cell table:style-name="ce4" office:value-type="float" office:value="3728" calcext:value-type="float">
            <text:p>3728</text:p>
          </table:table-cell>
          <table:table-cell table:style-name="ce51" table:formula="of:=([.J13]+[.L13])/([.J13]+[.K13]+[.L13]+[.M13])" office:value-type="float" office:value="0.7110980622431" calcext:value-type="float">
            <text:p>0.7111</text:p>
          </table:table-cell>
          <table:table-cell table:style-name="ce51" table:formula="of:=[.J13]/([.J13]+[.K13])" office:value-type="float" office:value="0.840348881304513" calcext:value-type="float">
            <text:p>0.8403</text:p>
          </table:table-cell>
          <table:table-cell table:style-name="ce51" table:formula="of:=[.J13]/([.J13]+[.M13])" office:value-type="float" office:value="0.703939008894536" calcext:value-type="float">
            <text:p>0.7039</text:p>
          </table:table-cell>
          <table:table-cell table:style-name="ce51" table:formula="of:=[.L13]/([.L13]+[.K13])" office:value-type="float" office:value="0.725777560657873" calcext:value-type="float">
            <text:p>0.7258</text:p>
          </table:table-cell>
          <table:table-cell table:style-name="ce51" table:formula="of:=(2*[.J13])/((2*[.J13])+[.K13]+[.M13])" office:value-type="float" office:value="0.766119273984443" calcext:value-type="float">
            <text:p>0.7661</text:p>
          </table:table-cell>
          <table:table-cell table:style-name="ce51" table:formula="of:=(5*[.J13])/((5*[.J13])+(4*[.M13])+[.K13])" office:value-type="float" office:value="0.727559261934467" calcext:value-type="float">
            <text:p>0.7276</text:p>
          </table:table-cell>
          <table:table-cell office:value-type="float" office:value="1.66666665740741" calcext:value-type="float">
            <text:p>1.66666665740741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32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, cvc-612, cvc-300, HDClassif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11996" calcext:value-type="float">
            <text:p>11996</text:p>
          </table:table-cell>
          <table:table-cell table:style-name="ce4" office:value-type="float" office:value="4341" calcext:value-type="float">
            <text:p>434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596" calcext:value-type="float">
            <text:p>596</text:p>
          </table:table-cell>
          <table:table-cell table:style-name="ce50" table:formula="of:=([.J14]+[.L14])/([.J14]+[.K14]+[.L14]+[.M14])" office:value-type="float" office:value="0.736454385309347" calcext:value-type="float">
            <text:p>0.7365</text:p>
          </table:table-cell>
          <table:table-cell table:style-name="ce50" table:formula="of:=[.J14]/([.J14]+[.K14])" office:value-type="float" office:value="0.734284140295036" calcext:value-type="float">
            <text:p>0.7343</text:p>
          </table:table-cell>
          <table:table-cell table:style-name="ce50" table:formula="of:=[.J14]/([.J14]+[.M14])" office:value-type="float" office:value="0.952668360864041" calcext:value-type="float">
            <text:p>0.9527</text:p>
          </table:table-cell>
          <table:table-cell table:style-name="ce50" table:formula="of:=[.L14]/([.L14]+[.K14])" office:value-type="float" office:value="0.293111871030777" calcext:value-type="float">
            <text:p>0.2931</text:p>
          </table:table-cell>
          <table:table-cell table:style-name="ce50" table:formula="of:=(2*[.J14])/((2*[.J14])+[.K14]+[.M14])" office:value-type="float" office:value="0.829340799889384" calcext:value-type="float">
            <text:p>0.8293</text:p>
          </table:table-cell>
          <table:table-cell table:style-name="ce50" table:formula="of:=(5*[.J14])/((5*[.J14])+(4*[.M14])+[.K14])" office:value-type="float" office:value="0.899182969792369" calcext:value-type="float">
            <text:p>0.8992</text:p>
          </table:table-cell>
          <table:table-cell office:value-type="float" office:value="0.555555552469136" calcext:value-type="float">
            <text:p>0.555555552469136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32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, cvc-612, cvc-300, HDClassif</text:p>
          </table:table-cell>
          <table:table-cell office:value-type="string" calcext:value-type="string">
            <text:p>16-18</text:p>
          </table:table-cell>
          <table:table-cell table:style-name="ce39"/>
          <table:table-cell office:value-type="float" office:value="0.2" calcext:value-type="float">
            <text:p>0.2</text:p>
          </table:table-cell>
          <table:table-cell table:style-name="ce4" office:value-type="float" office:value="10852" calcext:value-type="float">
            <text:p>10852</text:p>
          </table:table-cell>
          <table:table-cell table:style-name="ce4" office:value-type="float" office:value="2978" calcext:value-type="float">
            <text:p>2978</text:p>
          </table:table-cell>
          <table:table-cell table:style-name="ce4" office:value-type="float" office:value="3163" calcext:value-type="float">
            <text:p>3163</text:p>
          </table:table-cell>
          <table:table-cell table:style-name="ce4" office:value-type="float" office:value="1740" calcext:value-type="float">
            <text:p>1740</text:p>
          </table:table-cell>
          <table:table-cell table:style-name="ce51" table:formula="of:=([.J15]+[.L15])/([.J15]+[.K15]+[.L15]+[.M15])" office:value-type="float" office:value="0.748144984786206" calcext:value-type="float">
            <text:p>0.7481</text:p>
          </table:table-cell>
          <table:table-cell table:style-name="ce51" table:formula="of:=[.J15]/([.J15]+[.K15])" office:value-type="float" office:value="0.784671005061461" calcext:value-type="float">
            <text:p>0.7847</text:p>
          </table:table-cell>
          <table:table-cell table:style-name="ce51" table:formula="of:=[.J15]/([.J15]+[.M15])" office:value-type="float" office:value="0.861817026683609" calcext:value-type="float">
            <text:p>0.8618</text:p>
          </table:table-cell>
          <table:table-cell table:style-name="ce51" table:formula="of:=[.L15]/([.L15]+[.K15])" office:value-type="float" office:value="0.515062693372415" calcext:value-type="float">
            <text:p>0.5151</text:p>
          </table:table-cell>
          <table:table-cell table:style-name="ce51" table:formula="of:=(2*[.J15])/((2*[.J15])+[.K15]+[.M15])" office:value-type="float" office:value="0.821436681553251" calcext:value-type="float">
            <text:p>0.8214</text:p>
          </table:table-cell>
          <table:table-cell table:style-name="ce51" table:formula="of:=(5*[.J15])/((5*[.J15])+(4*[.M15])+[.K15])" office:value-type="float" office:value="0.845197669709337" calcext:value-type="float">
            <text:p>0.8452</text:p>
          </table:table-cell>
          <table:table-cell office:value-type="float" office:value="1.49999999166667" calcext:value-type="float">
            <text:p>1.49999999166667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2">
          <table:table-cell table:style-name="ce3" office:value-type="string" calcext:value-type="string">
            <text:p>Same exp; OPTIMAL number of epochs (?):</text:p>
          </table:table-cell>
          <table:table-cell table:style-name="ce13"/>
          <table:table-cell table:style-name="ce24"/>
          <table:table-cell table:style-name="ce31"/>
          <table:table-cell table:style-name="ce13"/>
          <table:table-cell table:style-name="ce36" table:number-columns-repeated="2"/>
          <table:table-cell table:style-name="ce37"/>
          <table:table-cell table:style-name="ce31" table:number-columns-repeated="5"/>
          <table:table-cell table:style-name="ce49" table:number-columns-repeated="7"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7</text:p>
          </table:table-cell>
          <table:table-cell table:style-name="ce18"/>
          <table:table-cell table:style-name="ce25" office:value-type="float" office:value="10" calcext:value-type="float">
            <text:p>1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9249" calcext:value-type="float">
            <text:p>9249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4506" calcext:value-type="float">
            <text:p>4506</text:p>
          </table:table-cell>
          <table:table-cell table:style-name="ce4" office:value-type="float" office:value="3343" calcext:value-type="float">
            <text:p>3343</text:p>
          </table:table-cell>
          <table:table-cell table:style-name="ce50" table:formula="of:=([.J17]+[.L17])/([.J17]+[.K17]+[.L17]+[.M17])" office:value-type="float" office:value="0.734265734265734" calcext:value-type="float">
            <text:p>0.7343</text:p>
          </table:table-cell>
          <table:table-cell table:style-name="ce50" table:formula="of:=[.J17]/([.J17]+[.K17])" office:value-type="float" office:value="0.849779492833517" calcext:value-type="float">
            <text:p>0.8498</text:p>
          </table:table-cell>
          <table:table-cell table:style-name="ce50" table:formula="of:=[.J17]/([.J17]+[.M17])" office:value-type="float" office:value="0.734513977128335" calcext:value-type="float">
            <text:p>0.7345</text:p>
          </table:table-cell>
          <table:table-cell table:style-name="ce50" table:formula="of:=[.L17]/([.L17]+[.K17])" office:value-type="float" office:value="0.733756717147045" calcext:value-type="float">
            <text:p>0.7338</text:p>
          </table:table-cell>
          <table:table-cell table:style-name="ce50" table:formula="of:=(2*[.J17])/((2*[.J17])+[.K17]+[.M17])" office:value-type="float" office:value="0.787953654796388" calcext:value-type="float">
            <text:p>0.7880</text:p>
          </table:table-cell>
          <table:table-cell table:style-name="ce50" table:formula="of:=(5*[.J17])/((5*[.J17])+(4*[.M17])+[.K17])" office:value-type="float" office:value="0.754995755240645" calcext:value-type="float">
            <text:p>0.7550</text:p>
          </table:table-cell>
          <table:table-cell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7</text:p>
          </table:table-cell>
          <table:table-cell table:style-name="ce18"/>
          <table:table-cell table:style-name="ce25" office:value-type="float" office:value="15" calcext:value-type="float">
            <text:p>15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9096" calcext:value-type="float">
            <text:p>9096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4316" calcext:value-type="float">
            <text:p>4316</text:p>
          </table:table-cell>
          <table:table-cell table:style-name="ce4" office:value-type="float" office:value="3496" calcext:value-type="float">
            <text:p>3496</text:p>
          </table:table-cell>
          <table:table-cell table:style-name="ce50" table:formula="of:=([.J18]+[.L18])/([.J18]+[.K18]+[.L18]+[.M18])" office:value-type="float" office:value="0.715955799925266" calcext:value-type="float">
            <text:p>0.7160</text:p>
          </table:table-cell>
          <table:table-cell table:style-name="ce50" table:formula="of:=[.J18]/([.J18]+[.K18])" office:value-type="float" office:value="0.83289076091933" calcext:value-type="float">
            <text:p>0.8329</text:p>
          </table:table-cell>
          <table:table-cell table:style-name="ce50" table:formula="of:=[.J18]/([.J18]+[.M18])" office:value-type="float" office:value="0.722363405336722" calcext:value-type="float">
            <text:p>0.7224</text:p>
          </table:table-cell>
          <table:table-cell table:style-name="ce50" table:formula="of:=[.L18]/([.L18]+[.K18])" office:value-type="float" office:value="0.702817130760463" calcext:value-type="float">
            <text:p>0.7028</text:p>
          </table:table-cell>
          <table:table-cell table:style-name="ce50" table:formula="of:=(2*[.J18])/((2*[.J18])+[.K18]+[.M18])" office:value-type="float" office:value="0.773699655509718" calcext:value-type="float">
            <text:p>0.7737</text:p>
          </table:table-cell>
          <table:table-cell table:style-name="ce50" table:formula="of:=(5*[.J18])/((5*[.J18])+(4*[.M18])+[.K18])" office:value-type="float" office:value="0.742058118096233" calcext:value-type="float">
            <text:p>0.7421</text:p>
          </table:table-cell>
          <table:table-cell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7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9085" calcext:value-type="float">
            <text:p>9085</text:p>
          </table:table-cell>
          <table:table-cell table:style-name="ce4" office:value-type="float" office:value="1693" calcext:value-type="float">
            <text:p>1693</text:p>
          </table:table-cell>
          <table:table-cell table:style-name="ce4" office:value-type="float" office:value="4448" calcext:value-type="float">
            <text:p>4448</text:p>
          </table:table-cell>
          <table:table-cell table:style-name="ce4" office:value-type="float" office:value="3507" calcext:value-type="float">
            <text:p>3507</text:p>
          </table:table-cell>
          <table:table-cell table:style-name="ce50" table:formula="of:=([.J19]+[.L19])/([.J19]+[.K19]+[.L19]+[.M19])" office:value-type="float" office:value="0.722414989590562" calcext:value-type="float">
            <text:p>0.7224</text:p>
          </table:table-cell>
          <table:table-cell table:style-name="ce50" table:formula="of:=[.J19]/([.J19]+[.K19])" office:value-type="float" office:value="0.842920764520319" calcext:value-type="float">
            <text:p>0.8429</text:p>
          </table:table-cell>
          <table:table-cell table:style-name="ce50" table:formula="of:=[.J19]/([.J19]+[.M19])" office:value-type="float" office:value="0.721489834815756" calcext:value-type="float">
            <text:p>0.7215</text:p>
          </table:table-cell>
          <table:table-cell table:style-name="ce50" table:formula="of:=[.L19]/([.L19]+[.K19])" office:value-type="float" office:value="0.724312001302719" calcext:value-type="float">
            <text:p>0.7243</text:p>
          </table:table-cell>
          <table:table-cell table:style-name="ce50" table:formula="of:=(2*[.J19])/((2*[.J19])+[.K19]+[.M19])" office:value-type="float" office:value="0.777492511767223" calcext:value-type="float">
            <text:p>0.7775</text:p>
          </table:table-cell>
          <table:table-cell table:style-name="ce50" table:formula="of:=(5*[.J19])/((5*[.J19])+(4*[.M19])+[.K19])" office:value-type="float" office:value="0.742894056847545" calcext:value-type="float">
            <text:p>0.7429</text:p>
          </table:table-cell>
          <table:table-cell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7</text:p>
          </table:table-cell>
          <table:table-cell table:style-name="ce18"/>
          <table:table-cell table:style-name="ce25" office:value-type="float" office:value="25" calcext:value-type="float">
            <text:p>25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table:style-name="ce4" office:value-type="float" office:value="9044" calcext:value-type="float">
            <text:p>9044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4397" calcext:value-type="float">
            <text:p>4397</text:p>
          </table:table-cell>
          <table:table-cell table:style-name="ce4" office:value-type="float" office:value="3548" calcext:value-type="float">
            <text:p>3548</text:p>
          </table:table-cell>
          <table:table-cell table:style-name="ce50" table:formula="of:=([.J20]+[.L20])/([.J20]+[.K20]+[.L20]+[.M20])" office:value-type="float" office:value="0.717503870175626" calcext:value-type="float">
            <text:p>0.7175</text:p>
          </table:table-cell>
          <table:table-cell table:style-name="ce50" table:formula="of:=[.J20]/([.J20]+[.K20])" office:value-type="float" office:value="0.838338895068595" calcext:value-type="float">
            <text:p>0.8383</text:p>
          </table:table-cell>
          <table:table-cell table:style-name="ce50" table:formula="of:=[.J20]/([.J20]+[.M20])" office:value-type="float" office:value="0.718233799237611" calcext:value-type="float">
            <text:p>0.7182</text:p>
          </table:table-cell>
          <table:table-cell table:style-name="ce50" table:formula="of:=[.L20]/([.L20]+[.K20])" office:value-type="float" office:value="0.716007164956847" calcext:value-type="float">
            <text:p>0.7160</text:p>
          </table:table-cell>
          <table:table-cell table:style-name="ce50" table:formula="of:=(2*[.J20])/((2*[.J20])+[.K20]+[.M20])" office:value-type="float" office:value="0.773652694610778" calcext:value-type="float">
            <text:p>0.7737</text:p>
          </table:table-cell>
          <table:table-cell table:style-name="ce50" table:formula="of:=(5*[.J20])/((5*[.J20])+(4*[.M20])+[.K20])" office:value-type="float" office:value="0.739420498397541" calcext:value-type="float">
            <text:p>0.7394</text:p>
          </table:table-cell>
          <table:table-cell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style-name="ce10" office:value-type="string" calcext:value-type="string">
            <text:p>EXP23</text:p>
          </table:table-cell>
          <table:table-cell table:style-name="ce18"/>
          <table:table-cell table:style-name="ce25" office:value-type="float" office:value="30" calcext:value-type="float">
            <text:p>30</text:p>
          </table:table-cell>
          <table:table-cell table:style-name="ce10" office:value-type="string" calcext:value-type="string">
            <text:p>FLIPS</text:p>
          </table:table-cell>
          <table:table-cell table:style-name="ce18"/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18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50" table:formula="of:=([.J21]+[.L21])/([.J21]+[.K21]+[.L21]+[.M21])" office:value-type="float" office:value="0.72487054929803" calcext:value-type="float">
            <text:p>0.7249</text:p>
          </table:table-cell>
          <table:table-cell table:style-name="ce50" table:formula="of:=[.J21]/([.J21]+[.K21])" office:value-type="float" office:value="0.848939763557891" calcext:value-type="float">
            <text:p>0.8489</text:p>
          </table:table-cell>
          <table:table-cell table:style-name="ce50" table:formula="of:=[.J21]/([.J21]+[.M21])" office:value-type="float" office:value="0.718551461245235" calcext:value-type="float">
            <text:p>0.7186</text:p>
          </table:table-cell>
          <table:table-cell table:style-name="ce50" table:formula="of:=[.L21]/([.L21]+[.K21])" office:value-type="float" office:value="0.737827715355805" calcext:value-type="float">
            <text:p>0.7378</text:p>
          </table:table-cell>
          <table:table-cell table:style-name="ce50" table:formula="of:=(2*[.J21])/((2*[.J21])+[.K21]+[.M21])" office:value-type="float" office:value="0.778322580645161" calcext:value-type="float">
            <text:p>0.7783</text:p>
          </table:table-cell>
          <table:table-cell table:style-name="ce50" table:formula="of:=(5*[.J21])/((5*[.J21])+(4*[.M21])+[.K21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>
          <table:table-cell table:number-columns-repeated="20"/>
          <table:table-cell table:style-name="ce4" table:number-columns-repeated="5"/>
          <table:table-cell table:number-columns-repeated="7"/>
          <table:table-cell table:style-name="ce4" table:number-columns-repeated="5"/>
          <table:table-cell table:number-columns-repeated="987"/>
        </table:table-row>
        <table:table-row table:style-name="ro1" table:number-rows-repeated="1048363">
          <table:table-cell table:number-columns-repeated="1024"/>
        </table:table-row>
        <table:table-row table:style-name="ro1" table:number-rows-repeated="190">
          <table:table-cell table:number-columns-repeated="8"/>
          <table:table-cell table:style-name="ce41" table:number-columns-repeated="5"/>
          <table:table-cell table:number-columns-repeated="7"/>
          <table:table-cell table:style-name="ce41" table:number-columns-repeated="5"/>
          <table:table-cell table:number-columns-repeated="7"/>
          <table:table-cell table:style-name="ce41" table:number-columns-repeated="5"/>
          <table:table-cell table:number-columns-repeated="987"/>
        </table:table-row>
        <table:table-row table:style-name="ro1">
          <table:table-cell table:number-columns-repeated="8"/>
          <table:table-cell table:style-name="ce41" table:number-columns-repeated="5"/>
          <table:table-cell table:number-columns-repeated="7"/>
          <table:table-cell table:style-name="ce41" table:number-columns-repeated="5"/>
          <table:table-cell table:number-columns-repeated="7"/>
          <table:table-cell table:style-name="ce41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0:13:02.904040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3-10T10:22:15.885551196</dc:date>
    <meta:editing-duration>P1DT15H35M21S</meta:editing-duration>
    <meta:editing-cycles>64</meta:editing-cycles>
    <meta:generator>LibreOffice/6.0.7.3$Linux_X86_64 LibreOffice_project/00m0$Build-3</meta:generator>
    <meta:document-statistic meta:table-count="1" meta:cell-count="291" meta:object-count="0"/>
  </office:meta>
</office:document-meta>
</file>